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 CLM" svg:font-family="'David CLM'" style:font-pitch="variable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top="0.5cm" fo:margin-bottom="0cm" fo:text-align="end" style:writing-mode="rl-tb"/>
    </style:style>
    <style:style style:name="P12" style:family="paragraph">
      <style:paragraph-properties fo:text-align="end"/>
      <style:text-properties fo:font-size="40pt" style:font-size-asian="40pt" style:font-size-complex="40pt"/>
    </style:style>
    <style:style style:name="P13" style:family="paragraph">
      <loext:graphic-properties draw:fill-color="#ffffff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40pt" style:font-size-asian="40pt" style:font-name-complex="Liberation Sans1" style:font-size-complex="40pt"/>
    </style:style>
    <style:style style:name="T9" style:family="text">
      <style:text-properties fo:color="#990066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" style:family="text">
      <style:text-properties fo:color="#990066" loext:opacity="100%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1" style:family="text">
      <style:text-properties fo:color="#3333ff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2" style:family="text">
      <style:text-properties fo:color="#3333ff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3" style:family="text">
      <style:text-properties fo:color="#3333ff" loext:opacity="100%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" style:family="text">
      <style:text-properties fo:color="#3333ff" loext:opacity="100%" style:font-name="Liberation Sans1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15" style:family="text">
      <style:text-properties fo:color="#cc00cc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6" style:family="text">
      <style:text-properties fo:color="#cc00cc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7" style:family="text">
      <style:text-properties fo:color="#cc00cc" loext:opacity="100%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8" style:family="text">
      <style:text-properties fo:color="#0099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9" style:family="text">
      <style:text-properties fo:color="#009900" loext:opacity="100%" style:font-name="Liberation Sans1" fo:font-size="40pt" fo:font-style="normal" fo:font-weight="normal" style:font-size-asian="40pt" style:font-style-asian="normal" style:font-weight-asian="bold" style:font-name-complex="Liberation Sans1" style:font-size-complex="40pt" style:font-style-complex="normal" style:font-weight-complex="normal"/>
    </style:style>
    <style:style style:name="T20" style:family="text">
      <style:text-properties fo:color="#009900" loext:opacity="100%" style:font-name="Liberation Sans1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1" style:family="text">
      <style:text-properties fo:color="#009900" loext:opacity="100%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2" style:family="text">
      <style:text-properties fo:color="#ff33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3" style:family="text">
      <style:text-properties fo:color="#ff33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4" style:family="text">
      <style:text-properties fo:color="#ff3333" loext:opacity="100%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2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</text:span><text:span text:style-name="T7">99</text:span><text:span text:style-name="T7"> חפצים זה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קירוב </text:span><text:span text:style-name="T10">(חלוקת מושבים בכנסת, מקומות בקורסים).</text:span></text:p>
              </text:list-item>
              <text:list-item>
                <text:p text:style-name="P11"><text:span text:style-name="T11">שיתוף</text:span><text:span text:style-name="T12"> </text:span><text:span text:style-name="T13">(חלוקת תיקים בממשלה, דירות בירושה)</text:span><text:span text:style-name="T14">.</text:span></text:p>
              </text:list-item>
              <text:list-item>
                <text:p text:style-name="P10"><text:span text:style-name="T15">מיטוב</text:span><text:span text:style-name="T16"> </text:span><text:span text:style-name="T17">(השמת עבודות בתעשיה).</text:span></text:p>
              </text:list-item>
              <text:list-item>
                <text:p text:style-name="P11"><text:span text:style-name="T18">כסף</text:span><text:span text:style-name="T19"> </text:span><text:span text:style-name="T20"><text:tab/></text:span><text:span text:style-name="T21">(חלוקת חדרים ושכר-דירה).</text:span></text:p>
              </text:list-item>
              <text:list-item>
                <text:p text:style-name="P11"><text:span text:style-name="T22">הגרלה</text:span><text:span text:style-name="T23"> </text:span><text:span text:style-name="T24">("מחיר למשתכן")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 CLM" svg:font-family="'David CLM'" style:font-pitch="variable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15">15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02</meta:editing-cycles>
    <dc:date>2024-01-15T17:21:42.346000000</dc:date>
    <meta:editing-duration>P2DT21H56M22S</meta:editing-duration>
    <meta:generator>LibreOffice/7.5.9.2$Windows_X86_64 LibreOffice_project/cdeefe45c17511d326101eed8008ac4092f278a9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